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462cm" table:align="left"/>
    </style:style>
    <style:style style:name="Tableau1.A" style:family="table-column">
      <style:table-column-properties style:column-width="10.444cm"/>
    </style:style>
    <style:style style:name="Tableau1.B" style:family="table-column">
      <style:table-column-properties style:column-width="2.824cm"/>
    </style:style>
    <style:style style:name="Tableau1.C" style:family="table-column">
      <style:table-column-properties style:column-width="3.194cm"/>
    </style:style>
    <style:style style:name="Tableau1.A1" style:family="table-cell">
      <style:table-cell-properties style:vertical-align="middle" fo:padding="0.185cm" fo:border="0.05pt solid #000000"/>
    </style:style>
    <style:style style:name="Tableau2" style:family="table">
      <style:table-properties style:width="2.099cm" table:align="left"/>
    </style:style>
    <style:style style:name="Tableau2.A" style:family="table-column">
      <style:table-column-properties style:column-width="0.425cm"/>
    </style:style>
    <style:style style:name="Tableau2.B" style:family="table-column">
      <style:table-column-properties style:column-width="0.399cm"/>
    </style:style>
    <style:style style:name="Tableau2.E" style:family="table-column">
      <style:table-column-properties style:column-width="0.478cm"/>
    </style:style>
    <style:style style:name="Tableau2.A1" style:family="table-cell">
      <style:table-cell-properties style:vertical-align="middle" fo:padding="0.049cm" fo:border="none"/>
    </style:style>
    <style:style style:name="Tableau3" style:family="table">
      <style:table-properties style:width="1.464cm" table:align="left"/>
    </style:style>
    <style:style style:name="Tableau3.A" style:family="table-column">
      <style:table-column-properties style:column-width="0.425cm"/>
    </style:style>
    <style:style style:name="Tableau3.B" style:family="table-column">
      <style:table-column-properties style:column-width="1.039cm"/>
    </style:style>
    <style:style style:name="Tableau3.A1" style:family="table-cell">
      <style:table-cell-properties style:vertical-align="middle" fo:padding="0.049cm" fo:border="none"/>
    </style:style>
    <style:style style:name="P1" style:family="paragraph" style:parent-style-name="Table_20_Contents">
      <style:text-properties officeooo:paragraph-rsid="0007827c"/>
    </style:style>
    <style:style style:name="P2" style:family="paragraph" style:parent-style-name="Table_20_Contents">
      <style:paragraph-properties fo:margin-top="0cm" fo:margin-bottom="0cm" loext:contextual-spacing="false" fo:line-height="143%" style:writing-mode="lr-tb"/>
      <style:text-properties fo:font-variant="normal" fo:text-transform="none" fo:color="#000000" style:text-line-through-style="none" style:text-line-through-type="none" style:font-name="Arial" fo:font-size="10.5pt" fo:font-style="normal" style:text-underline-style="none" fo:font-weight="normal" officeooo:paragraph-rsid="0007827c" style:text-blinking="false" fo:background-color="transparent"/>
    </style:style>
    <style:style style:name="P3"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0.5pt" fo:font-style="normal" style:text-underline-style="none" fo:font-weight="bold" officeooo:paragraph-rsid="0007827c" style:text-blinking="false" fo:background-color="transparent" style:font-weight-asian="bold" style:font-weight-complex="bold"/>
    </style:style>
    <style:style style:name="P4" style:family="paragraph" style:parent-style-name="Text_20_body">
      <style:paragraph-properties fo:margin-top="0cm" fo:margin-bottom="0cm" loext:contextual-spacing="false"/>
      <style:text-properties fo:font-weight="bold" officeooo:paragraph-rsid="0007827c" style:font-weight-asian="bold" style:font-weight-complex="bold"/>
    </style:style>
    <style:style style:name="P5" style:family="paragraph" style:parent-style-name="Text_20_body">
      <style:paragraph-properties fo:margin-top="0cm" fo:margin-bottom="0cm" loext:contextual-spacing="false"/>
      <style:text-properties officeooo:paragraph-rsid="0007827c"/>
    </style:style>
    <style:style style:name="P6" style:family="paragraph" style:parent-style-name="Heading_20_4">
      <style:text-properties fo:font-weight="normal" officeooo:rsid="0005ec6d" officeooo:paragraph-rsid="0007827c" style:font-weight-asian="normal" style:font-weight-complex="normal"/>
    </style:style>
    <style:style style:name="P7" style:family="paragraph" style:parent-style-name="Heading_20_4">
      <style:text-properties fo:font-weight="bold" officeooo:rsid="0005ec6d" officeooo:paragraph-rsid="0007827c" style:font-weight-asian="bold" style:font-weight-complex="bold"/>
    </style:style>
    <style:style style:name="P8" style:family="paragraph" style:parent-style-name="Heading_20_4">
      <style:text-properties officeooo:paragraph-rsid="0007827c"/>
    </style:style>
    <style:style style:name="P9" style:family="paragraph" style:parent-style-name="Heading_20_4">
      <style:text-properties fo:font-size="12pt" fo:font-weight="bold" officeooo:rsid="0005ec6d" officeooo:paragraph-rsid="0007827c" style:font-size-asian="12pt" style:font-weight-asian="bold" style:font-size-complex="12pt" style:font-weight-complex="bold"/>
    </style:style>
    <style:style style:name="P10" style:family="paragraph" style:parent-style-name="Heading_20_4">
      <style:paragraph-properties fo:break-before="page"/>
      <style:text-properties fo:font-weight="normal" officeooo:rsid="0005ec6d" officeooo:paragraph-rsid="0007827c" style:font-weight-asian="normal" style:font-weight-complex="normal"/>
    </style:style>
    <style:style style:name="P11" style:family="paragraph" style:parent-style-name="Heading_20_4">
      <style:paragraph-properties fo:break-before="page"/>
      <style:text-properties fo:font-size="12pt" fo:font-weight="bold" officeooo:rsid="0003fee5" officeooo:paragraph-rsid="0007827c" style:font-size-asian="12pt" style:font-weight-asian="bold" style:font-size-complex="12pt" style:font-weight-complex="bold"/>
    </style:style>
    <style:style style:name="P12" style:family="paragraph" style:parent-style-name="Text_20_body">
      <style:paragraph-properties fo:break-before="page"/>
      <style:text-properties officeooo:paragraph-rsid="0007827c"/>
    </style:style>
    <style:style style:name="P13" style:family="paragraph" style:parent-style-name="Text_20_body">
      <style:paragraph-properties fo:break-before="page"/>
      <style:text-properties officeooo:rsid="001093fe" officeooo:paragraph-rsid="0007827c"/>
    </style:style>
    <style:style style:name="P14" style:family="paragraph" style:parent-style-name="Text_20_body">
      <style:paragraph-properties fo:text-align="center" style:justify-single-word="false" fo:break-before="page"/>
      <style:text-properties fo:font-weight="bold" officeooo:rsid="001093fe" officeooo:paragraph-rsid="0007827c" style:font-weight-asian="bold" style:font-weight-complex="bold"/>
    </style:style>
    <style:style style:name="P15" style:family="paragraph" style:parent-style-name="Table_20_Heading">
      <style:text-properties officeooo:paragraph-rsid="0007827c"/>
    </style:style>
    <style:style style:name="P16" style:family="paragraph" style:parent-style-name="Preformatted_20_Text">
      <style:paragraph-properties fo:margin-top="0cm" fo:margin-bottom="0.499cm" loext:contextual-spacing="false"/>
      <style:text-properties officeooo:paragraph-rsid="0007827c"/>
    </style:style>
    <style:style style:name="P17" style:family="paragraph" style:parent-style-name="Standard">
      <style:paragraph-properties fo:margin-top="0cm" fo:margin-bottom="0.499cm" loext:contextual-spacing="false"/>
      <style:text-properties style:font-name="sans-serif" fo:font-size="11.25pt" officeooo:paragraph-rsid="0007827c"/>
    </style:style>
    <style:style style:name="P18" style:family="paragraph" style:parent-style-name="Standard">
      <style:paragraph-properties fo:margin-top="0cm" fo:margin-bottom="0.499cm" loext:contextual-spacing="false"/>
      <style:text-properties style:font-name="sans-serif" fo:font-size="9.75pt" officeooo:paragraph-rsid="0007827c"/>
    </style:style>
    <style:style style:name="P19" style:family="paragraph" style:parent-style-name="Standard">
      <style:paragraph-properties fo:margin-top="0cm" fo:margin-bottom="0.499cm" loext:contextual-spacing="false"/>
      <style:text-properties style:font-name="Liberation Serif" fo:font-size="12pt" officeooo:paragraph-rsid="0007827c" style:font-size-asian="12pt" style:font-size-complex="12pt"/>
    </style:style>
    <style:style style:name="P20" style:family="paragraph" style:parent-style-name="Standard">
      <style:paragraph-properties fo:margin-top="0cm" fo:margin-bottom="0.499cm" loext:contextual-spacing="false"/>
      <style:text-properties fo:font-weight="bold" officeooo:rsid="0005ec6d" officeooo:paragraph-rsid="0007827c" style:font-weight-asian="bold" style:font-weight-complex="bold"/>
    </style:style>
    <style:style style:name="P21" style:family="paragraph" style:parent-style-name="Text_20_body">
      <style:paragraph-properties fo:margin-top="0cm" fo:margin-bottom="0.499cm" loext:contextual-spacing="false"/>
      <style:text-properties fo:font-weight="bold" officeooo:rsid="001093fe" officeooo:paragraph-rsid="0007827c" style:font-weight-asian="bold" style:font-weight-complex="bold"/>
    </style:style>
    <style:style style:name="P22" style:family="paragraph" style:parent-style-name="Preformatted_20_Text">
      <style:text-properties style:font-name="Liberation Serif" fo:font-size="12pt" officeooo:paragraph-rsid="0007827c" style:font-size-asian="12pt" style:font-size-complex="12pt"/>
    </style:style>
    <style:style style:name="P23" style:family="paragraph" style:parent-style-name="Preformatted_20_Text">
      <style:text-properties style:font-name="Liberation Serif" officeooo:paragraph-rsid="0007827c"/>
    </style:style>
    <style:style style:name="P24" style:family="paragraph" style:parent-style-name="Preformatted_20_Text">
      <style:text-properties officeooo:paragraph-rsid="0007827c"/>
    </style:style>
    <style:style style:name="P25" style:family="paragraph" style:parent-style-name="Preformatted_20_Text">
      <style:paragraph-properties fo:margin-left="1cm" fo:margin-right="1cm" fo:text-indent="0cm" style:auto-text-indent="false"/>
      <style:text-properties officeooo:paragraph-rsid="0007827c"/>
    </style:style>
    <style:style style:name="P26" style:family="paragraph" style:parent-style-name="Preformatted_20_Text">
      <style:paragraph-properties fo:margin-left="1cm" fo:margin-right="1cm" fo:margin-top="0cm" fo:margin-bottom="0.499cm" loext:contextual-spacing="false" fo:text-indent="0cm" style:auto-text-indent="false"/>
      <style:text-properties officeooo:paragraph-rsid="0007827c"/>
    </style:style>
    <style:style style:name="P27" style:family="paragraph" style:parent-style-name="Standard">
      <style:text-properties fo:font-weight="bold" officeooo:rsid="0008d024" officeooo:paragraph-rsid="0007827c" style:font-weight-asian="bold" style:font-weight-complex="bold"/>
    </style:style>
    <style:style style:name="P28" style:family="paragraph" style:parent-style-name="Standard">
      <style:text-properties fo:font-weight="bold" officeooo:rsid="0003fee5" officeooo:paragraph-rsid="0007827c" style:font-weight-asian="bold" style:font-weight-complex="bold"/>
    </style:style>
    <style:style style:name="P29" style:family="paragraph" style:parent-style-name="Standard">
      <style:paragraph-properties fo:text-align="center" style:justify-single-word="false"/>
      <style:text-properties fo:font-weight="bold" officeooo:rsid="0003fee5" officeooo:paragraph-rsid="0007827c" style:font-weight-asian="bold" style:font-weight-complex="bold"/>
    </style:style>
    <style:style style:name="P30" style:family="paragraph" style:parent-style-name="Standard">
      <style:text-properties fo:font-weight="bold" officeooo:rsid="0005ec6d" officeooo:paragraph-rsid="0007827c" style:font-weight-asian="bold" style:font-weight-complex="bold"/>
    </style:style>
    <style:style style:name="P31" style:family="paragraph" style:parent-style-name="Standard">
      <style:text-properties officeooo:rsid="00061614" officeooo:paragraph-rsid="0007827c"/>
    </style:style>
    <style:style style:name="P32" style:family="paragraph" style:parent-style-name="Standard">
      <style:paragraph-properties fo:text-align="center" style:justify-single-word="false"/>
      <style:text-properties fo:font-size="14pt" fo:font-weight="bold" officeooo:rsid="0003fee5" officeooo:paragraph-rsid="0007827c" style:font-size-asian="14pt" style:font-weight-asian="bold" style:font-size-complex="14pt" style:font-weight-complex="bold"/>
    </style:style>
    <style:style style:name="P33" style:family="paragraph" style:parent-style-name="Standard">
      <style:text-properties fo:font-weight="normal" officeooo:rsid="0003fee5" officeooo:paragraph-rsid="0007827c" style:font-weight-asian="normal" style:font-weight-complex="normal"/>
    </style:style>
    <style:style style:name="P34" style:family="paragraph" style:parent-style-name="Standard">
      <style:text-properties fo:font-weight="normal" officeooo:rsid="0005ec6d" officeooo:paragraph-rsid="0007827c" style:font-weight-asian="normal" style:font-weight-complex="normal"/>
    </style:style>
    <style:style style:name="P35" style:family="paragraph" style:parent-style-name="Text_20_body">
      <style:text-properties style:font-name="Liberation Serif" fo:font-size="12pt" officeooo:paragraph-rsid="0007827c" style:font-size-asian="12pt" style:font-size-complex="12pt"/>
    </style:style>
    <style:style style:name="P36" style:family="paragraph" style:parent-style-name="Text_20_body">
      <style:text-properties officeooo:paragraph-rsid="0007827c"/>
    </style:style>
    <style:style style:name="P37"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bold" officeooo:rsid="0003fee5" officeooo:paragraph-rsid="0007827c" style:text-blinking="false" fo:background-color="transparent" style:font-weight-asian="bold" style:font-weight-complex="bold"/>
    </style:style>
    <style:style style:name="P38" style:family="paragraph" style:parent-style-name="Text_20_body">
      <style:text-properties officeooo:rsid="0003fee5" officeooo:paragraph-rsid="0007827c"/>
    </style:style>
    <style:style style:name="P39" style:family="paragraph" style:parent-style-name="Text_20_body">
      <style:text-properties fo:font-weight="bold" officeooo:rsid="0003fee5" officeooo:paragraph-rsid="0007827c" style:font-weight-asian="bold" style:font-weight-complex="bold"/>
    </style:style>
    <style:style style:name="P40" style:family="paragraph" style:parent-style-name="Text_20_body">
      <style:text-properties fo:font-weight="bold" officeooo:rsid="001093fe" officeooo:paragraph-rsid="0007827c" style:font-weight-asian="bold" style:font-weight-complex="bold"/>
    </style:style>
    <style:style style:name="P41" style:family="paragraph" style:parent-style-name="Text_20_body">
      <style:text-properties fo:font-weight="bold" officeooo:paragraph-rsid="0007827c" style:font-weight-asian="bold" style:font-weight-complex="bold"/>
    </style:style>
    <style:style style:name="P42" style:family="paragraph" style:parent-style-name="Text_20_body">
      <style:text-properties fo:font-weight="normal" officeooo:rsid="0003fee5" officeooo:paragraph-rsid="0007827c" style:font-weight-asian="normal" style:font-weight-complex="normal"/>
    </style:style>
    <style:style style:name="P43" style:family="paragraph" style:parent-style-name="Text_20_body">
      <style:text-properties fo:font-weight="normal" officeooo:rsid="0005ec6d" officeooo:paragraph-rsid="0007827c" style:font-weight-asian="normal" style:font-weight-complex="normal"/>
    </style:style>
    <style:style style:name="P44" style:family="paragraph" style:parent-style-name="Text_20_body">
      <style:text-properties officeooo:rsid="001093fe" officeooo:paragraph-rsid="0007827c"/>
    </style:style>
    <style:style style:name="P45" style:family="paragraph" style:parent-style-name="Text_20_body">
      <style:paragraph-properties fo:text-align="center" style:justify-single-word="false"/>
      <style:text-properties officeooo:rsid="001093fe" officeooo:paragraph-rsid="0007827c"/>
    </style:style>
    <style:style style:name="P46" style:family="paragraph" style:parent-style-name="Text_20_body" style:list-style-name="L1">
      <style:text-properties officeooo:paragraph-rsid="0007827c"/>
    </style:style>
    <style:style style:name="P47" style:family="paragraph" style:parent-style-name="Text_20_body">
      <style:paragraph-properties fo:text-align="center" style:justify-single-word="false"/>
      <style:text-properties fo:font-size="12pt" fo:font-weight="bold" officeooo:rsid="0007827c" officeooo:paragraph-rsid="0007827c" style:font-size-asian="12pt" style:font-weight-asian="bold" style:font-size-complex="12pt" style:font-weight-complex="bold"/>
    </style:style>
    <style:style style:name="P48" style:family="paragraph" style:parent-style-name="Text_20_body" style:list-style-name="L2">
      <style:text-properties officeooo:paragraph-rsid="0007827c"/>
    </style:style>
    <style:style style:name="P49" style:family="paragraph" style:parent-style-name="Text_20_body">
      <style:text-properties fo:font-weight="bold" officeooo:rsid="001093fe" officeooo:paragraph-rsid="0007827c" style:font-weight-asian="bold" style:font-weight-complex="bold"/>
    </style:style>
    <style:style style:name="P50" style:family="paragraph" style:parent-style-name="Text_20_body">
      <style:text-properties fo:font-weight="bold" officeooo:rsid="0007827c" officeooo:paragraph-rsid="0007827c" style:font-weight-asian="bold" style:font-weight-complex="bold"/>
    </style:style>
    <style:style style:name="P51" style:family="paragraph" style:parent-style-name="Text_20_body">
      <style:text-properties officeooo:paragraph-rsid="0007827c"/>
    </style:style>
    <style:style style:name="P52" style:family="paragraph" style:parent-style-name="Text_20_body">
      <style:text-properties officeooo:rsid="0007f40b" officeooo:paragraph-rsid="0007f40b"/>
    </style:style>
    <style:style style:name="P53" style:family="paragraph" style:parent-style-name="Text_20_body" style:list-style-name="L1">
      <style:paragraph-properties fo:margin-top="0cm" fo:margin-bottom="0cm" loext:contextual-spacing="false"/>
      <style:text-properties officeooo:paragraph-rsid="0007827c"/>
    </style:style>
    <style:style style:name="P54" style:family="paragraph" style:parent-style-name="Text_20_body" style:list-style-name="L2">
      <style:paragraph-properties fo:margin-top="0cm" fo:margin-bottom="0cm" loext:contextual-spacing="false"/>
      <style:text-properties officeooo:paragraph-rsid="0007827c"/>
    </style:style>
    <style:style style:name="P55" style:family="paragraph" style:parent-style-name="Heading_20_2">
      <style:text-properties fo:font-size="14pt" officeooo:paragraph-rsid="0007827c" style:font-size-asian="14pt" style:font-size-complex="14pt"/>
    </style:style>
    <style:style style:name="P56" style:family="paragraph" style:parent-style-name="Heading_20_2">
      <style:paragraph-properties fo:text-align="center" style:justify-single-word="false" fo:break-before="page"/>
      <style:text-properties officeooo:rsid="0004ba15" officeooo:paragraph-rsid="0007827c"/>
    </style:style>
    <style:style style:name="P57" style:family="paragraph" style:parent-style-name="Heading_20_3">
      <style:text-properties style:font-name="Liberation Serif" fo:font-size="12pt" officeooo:paragraph-rsid="0007827c" style:font-size-asian="12pt" style:font-size-complex="12pt"/>
    </style:style>
    <style:style style:name="T1" style:family="text">
      <style:text-properties fo:font-weight="normal" officeooo:rsid="0003fee5" style:font-weight-asian="normal" style:font-weight-complex="normal"/>
    </style:style>
    <style:style style:name="T2" style:family="text">
      <style:text-properties officeooo:rsid="000bafd0"/>
    </style:style>
    <style:style style:name="T3" style:family="text">
      <style:text-properties fo:font-size="12pt" style:font-size-asian="12pt" style:font-size-complex="12pt"/>
    </style:style>
    <style:style style:name="T4" style:family="text">
      <style:text-properties fo:font-size="12pt" officeooo:rsid="000bafd0"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officeooo:rsid="0007827c" style:font-size-asian="12pt" style:font-weight-asian="bold" style:font-size-complex="12pt" style:font-weight-complex="bold"/>
    </style:style>
    <style:style style:name="T7" style:family="text">
      <style:text-properties style:font-name="Liberation Serif" fo:font-size="12pt" fo:font-weight="bold" officeooo:rsid="000bafd0" style:font-size-asian="12pt" style:font-weight-asian="bold" style:font-size-complex="12pt" style:font-weight-complex="bold"/>
    </style:style>
    <style:style style:name="T8" style:family="text">
      <style:text-properties style:font-name="Liberation Serif" fo:font-size="12pt" fo:font-weight="bold" officeooo:rsid="0007827c" style:font-size-asian="12pt" style:font-weight-asian="bold" style:font-size-complex="12pt" style:font-weight-complex="bold"/>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0bafd0" style:font-size-asian="12pt" style:font-size-complex="12pt"/>
    </style:style>
    <style:style style:name="T11" style:family="text">
      <style:text-properties style:font-name="Liberation Serif" fo:font-size="14pt" style:font-size-asian="14pt" style:font-size-complex="14pt"/>
    </style:style>
    <style:style style:name="T12" style:family="text">
      <style:text-properties style:font-name="Liberation Serif" fo:font-size="14pt" officeooo:rsid="000944f1" style:font-size-asian="14pt" style:font-size-complex="14pt"/>
    </style:style>
    <style:style style:name="T13" style:family="text">
      <style:text-properties style:font-name="Liberation Serif" fo:font-size="14pt" officeooo:rsid="0007827c" style:font-size-asian="14pt" style:font-size-complex="14pt"/>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0bafd0" style:font-weight-asian="bold" style:font-weight-complex="bold"/>
    </style:style>
    <style:style style:name="T17" style:family="text">
      <style:text-properties fo:font-weight="bold" officeooo:rsid="0007827c" style:font-weight-asian="bold" style:font-weight-complex="bold"/>
    </style:style>
    <style:style style:name="T18" style:family="text">
      <style:text-properties fo:font-weight="bold" officeooo:rsid="0003fee5" style:font-weight-asian="normal" style:font-weight-complex="normal"/>
    </style:style>
    <style:style style:name="T19" style:family="text">
      <style:text-properties officeooo:rsid="000c0f19"/>
    </style:style>
    <style:style style:name="T20" style:family="text">
      <style:text-properties officeooo:rsid="0007827c"/>
    </style:style>
    <style:style style:name="T21" style:family="text">
      <style:text-properties fo:font-style="italic"/>
    </style:style>
    <style:style style:name="T22" style:family="text">
      <style:text-properties officeooo:rsid="0003fee5"/>
    </style:style>
    <style:style style:name="T23" style:family="text">
      <style:text-properties style:text-underline-style="solid" style:text-underline-width="auto" style:text-underline-color="font-color"/>
    </style:style>
    <style:style style:name="T24" style:family="text">
      <style:text-properties fo:font-size="14pt" style:font-size-asian="14pt" style:font-size-complex="14pt"/>
    </style:style>
    <style:style style:name="T25" style:family="text">
      <style:text-properties fo:font-size="14pt" officeooo:rsid="0007827c" style:font-size-asian="14pt" style:font-size-complex="14pt"/>
    </style:style>
    <style:style style:name="T26" style:family="text">
      <style:text-properties officeooo:rsid="0009cfdf"/>
    </style:style>
    <style:style style:name="T27" style:family="text">
      <style:text-properties officeooo:rsid="001093fe"/>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 Questions de bases :</text:p>
      <text:p text:style-name="P33"/>
      <text:p text:style-name="P28"/>
      <text:p text:style-name="P37"><text:bookmark text:name="docs-internal-guid-5ffc2be3-a83b-08a6-7f47-db528d2d59e8"/>1.1 En programmation, il existe une différence entre une double égalité et une triple égalité. Quelle est cette différence ?</text:p>
      <text:p text:style-name="P36"/>
      <text:p text:style-name="P3"><text:span text:style-name="T22">1.2 </text:span>Dans un contexte javascript, que retournent les arguments suivants, true ou false ?</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
          </table:table-cell>
          <table:table-cell table:style-name="Tableau1.A1" office:value-type="string">
            <text:p text:style-name="P2">True</text:p>
          </table:table-cell>
          <table:table-cell table:style-name="Tableau1.A1" office:value-type="string">
            <text:p text:style-name="P2">False</text:p>
          </table:table-cell>
        </table:table-row>
        <table:table-row>
          <table:table-cell table:style-name="Tableau1.A1" office:value-type="string">
            <text:p text:style-name="P2">var a1 = ('1' == 1);</text:p>
          </table:table-cell>
          <table:table-cell table:style-name="Tableau1.A1" office:value-type="string">
            <text:p text:style-name="P1"/>
          </table:table-cell>
          <table:table-cell table:style-name="Tableau1.A1" office:value-type="string">
            <text:p text:style-name="P1"/>
          </table:table-cell>
        </table:table-row>
        <table:table-row>
          <table:table-cell table:style-name="Tableau1.A1" office:value-type="string">
            <text:p text:style-name="P2">var a2 = ('1' === 1);</text:p>
          </table:table-cell>
          <table:table-cell table:style-name="Tableau1.A1" office:value-type="string">
            <text:p text:style-name="P1"/>
          </table:table-cell>
          <table:table-cell table:style-name="Tableau1.A1" office:value-type="string">
            <text:p text:style-name="P1"/>
          </table:table-cell>
        </table:table-row>
        <table:table-row>
          <table:table-cell table:style-name="Tableau1.A1" office:value-type="string">
            <text:p text:style-name="P2">var a3 = ('true' == true);</text:p>
          </table:table-cell>
          <table:table-cell table:style-name="Tableau1.A1" office:value-type="string">
            <text:p text:style-name="P1"/>
          </table:table-cell>
          <table:table-cell table:style-name="Tableau1.A1" office:value-type="string">
            <text:p text:style-name="P1"/>
          </table:table-cell>
        </table:table-row>
        <table:table-row>
          <table:table-cell table:style-name="Tableau1.A1" office:value-type="string">
            <text:p text:style-name="P2">var a4 = ('true' === true);</text:p>
          </table:table-cell>
          <table:table-cell table:style-name="Tableau1.A1" office:value-type="string">
            <text:p text:style-name="P1"/>
          </table:table-cell>
          <table:table-cell table:style-name="Tableau1.A1" office:value-type="string">
            <text:p text:style-name="P1"/>
          </table:table-cell>
        </table:table-row>
      </table:table>
      <text:p text:style-name="P33"/>
      <text:p text:style-name="P33"/>
      <text:p text:style-name="P27"/>
      <text:p text:style-name="P27"/>
      <text:p text:style-name="P27"><text:span text:style-name="T20">1.3</text:span> :</text:p>
      <text:p text:style-name="P27"/>
      <text:p text:style-name="P31">Que fait ce script javascript ?</text:p>
      <text:p text:style-name="P31"/>
      <text:p text:style-name="P31">var n=parseInt(prompt("Entrez une valeur"));</text:p>
      <text:p text:style-name="P31">var i;</text:p>
      <text:p text:style-name="P31">var mavariable=0;</text:p>
      <text:p text:style-name="P31">for (i=1 ; i&lt;=n ; i++)</text:p>
      <text:p text:style-name="P31"><text:s text:c="5"/>mavariable =mavariable+i;</text:p>
      <text:p text:style-name="P31">alert (mavariable) ;</text:p>
      <text:p text:style-name="P31"/>
      <text:h text:style-name="P56" text:outline-level="2"><text:span text:style-name="T12">Exercice </text:span><text:span text:style-name="T13">2</text:span><text:span text:style-name="T12"> : </text:span><text:span text:style-name="T11">Bases algorithmiques</text:span></text:h>
      <text:h text:style-name="P57" text:outline-level="3"><text:span text:style-name="T20">2.1 </text:span>Conditions et boucles</text:h>
      <text:p text:style-name="P35">Donner les affichages produits par l'exécution des algorithmes suivants : </text:p>
      <text:p text:style-name="P22">Algorithme <text:span text:style-name="T2">1</text:span></text:p>
      <text:p text:style-name="P24">Début</text:p>
      <text:p text:style-name="P24"><text:s text:c="3"/>Pour i←2 à 8 faire :</text:p>
      <text:p text:style-name="P24"><text:s text:c="7"/>Écrire('coucou')</text:p>
      <text:p text:style-name="P24"><text:s text:c="7"/>Écrire(i)</text:p>
      <text:p text:style-name="P24"><text:s text:c="7"/>ALaligne</text:p>
      <text:p text:style-name="P24"><text:s text:c="3"/>Fin pour</text:p>
      <text:p text:style-name="P24"><text:s text:c="3"/>Écrire('fin')</text:p>
      <text:p text:style-name="P24">Fin </text:p>
      <text:p text:style-name="P24"/>
      <text:p text:style-name="P24"/>
      <text:p text:style-name="P22">Algorithme 2</text:p>
      <text:p text:style-name="P24">Variable encore : booléen</text:p>
      <text:p text:style-name="P24">Début </text:p>
      <text:p text:style-name="P24"><text:s text:c="5"/>encore ← Faux</text:p>
      <text:p text:style-name="P24"><text:s text:c="5"/>Tant que encore</text:p>
      <text:p text:style-name="P24"><text:s text:c="7"/>Écrire('coucou')</text:p>
      <text:p text:style-name="P24"><text:s text:c="5"/>fin TQ</text:p>
      <text:p text:style-name="P24"><text:s text:c="5"/>Écrire('fin')</text:p>
      <text:p text:style-name="P24">Fin </text:p>
      <text:p text:style-name="P24"/>
      <text:p text:style-name="P24"/>
      <text:p text:style-name="P24"/>
      <text:p text:style-name="P23"><text:span text:style-name="T3">Algorithme </text:span><text:span text:style-name="T4">3</text:span></text:p>
      <text:p text:style-name="P24">Algorithme plusun (n : entier)</text:p>
      <text:p text:style-name="P24">Début</text:p>
      <text:p text:style-name="P24"><text:s text:c="2"/>n = n+1</text:p>
      <text:p text:style-name="P24"><text:s text:c="2"/>Écrire(n)</text:p>
      <text:p text:style-name="P24">Fin</text:p>
      <text:p text:style-name="P24"/>
      <text:p text:style-name="P24">Algorithme Principal</text:p>
      <text:p text:style-name="P24">Variable n : entier</text:p>
      <text:p text:style-name="P24">Début</text:p>
      <text:p text:style-name="P24"><text:s text:c="2"/>n = 5</text:p>
      <text:p text:style-name="P24"><text:s text:c="2"/>Écrire(n)</text:p>
      <text:p text:style-name="P24"><text:s text:c="2"/>plusun(n);</text:p>
      <text:p text:style-name="P24"><text:s text:c="2"/>Écrire(n)</text:p>
      <text:p text:style-name="P16">Fin</text:p>
      <text:p text:style-name="P16"/>
      <text:p text:style-name="P17"><text:span text:style-name="T8">2</text:span><text:span text:style-name="T7">.2</text:span><text:span text:style-name="T2"> </text:span><text:span text:style-name="T10">Écrire</text:span><text:span text:style-name="T9"> un algorithme qui reçoit en entrée un nombre entier de 1 à 10 et affiche en sortie la table de </text:span><text:span text:style-name="T10">multiplication de ce nombre.</text:span></text:p>
      <text:p text:style-name="P19"><text:span text:style-name="T17">2</text:span><text:span text:style-name="T16">.3 </text:span>A la naissance de Marie, son grand-père Nestor, lui ouvre un compte bancaire. Ensuite, à chaque anniversaire, le grand père de Marie verse sur son compte 100e, auxquels il ajoute le double de l’âge de Marie. Par exemple, lorsqu’elle a deux ans, il lui verse <text:span text:style-name="T2">104e</text:span>. <text:span text:style-name="T19">Écrire</text:span> un algorithme qui permette de <text:span text:style-name="T19">déterminer</text:span> quelle somme aura Marie lors de son n-ième anniversaire.</text:p>
      <text:p text:style-name="P18"><text:span text:style-name="T8">2</text:span><text:span text:style-name="T7">.</text:span><text:span text:style-name="T8">4</text:span><text:span text:style-name="T9">La population des Sims Alpha est de 10, 000, 000 d’habitants et elle augmente de 500, 000 habitants par an. Celle des Sims Beta est de 5, 000, 000 habitants et elle augmente de 3% par an. Ecrire un algorithme permettant de déterminer dans combien d’années la population de Sims Beta dépassera celle des Sims Alpha.</text:span></text:p>
      <text:p text:style-name="P29"><text:soft-page-break/><text:span text:style-name="T25">3</text:span><text:span text:style-name="T24">. Structure de donnée :</text:span></text:p>
      <text:p text:style-name="P28"/>
      <text:p text:style-name="P28"/>
      <text:p text:style-name="P28"><text:span text:style-name="T20">3.1 </text:span>Quelle est la différence entre une Pile et une File ?</text:p>
      <text:p text:style-name="P33"/>
      <text:p text:style-name="P33"/>
      <text:p text:style-name="P33"/>
      <text:p text:style-name="P33"/>
      <text:p text:style-name="P28"><text:span text:style-name="T20">3.2</text:span>. Pile et file exemple :</text:p>
      <text:p text:style-name="P33">Soit les commandes suivantes :</text:p>
      <text:p text:style-name="P36"><text:span text:style-name="T18">push()</text:span><text:span text:style-name="T1"> : qui permet d'ajouter un élément à la fin du tableau, augmentant ainsi sa taille de 1. </text:span></text:p>
      <text:p text:style-name="P36"><text:span text:style-name="T14">pop()</text:span> : qui retire le dernier élément du tableau, réduisant ainsi sa taille de 1.</text:p>
      <text:p text:style-name="P36"><text:span text:style-name="T14">shift()</text:span> : qui retire le <text:span text:style-name="T23">premier</text:span> élément du tableau, réduisant ainsi sa taille de 1 tout en décalant les autres éléments vers la gauche.</text:p>
      <text:p text:style-name="P36"/>
      <text:p text:style-name="P38">Soit le tableau suivant : </text:p>
      <text:p text:style-name="P39">var monTableau = new Array(1, 2, 3, 4, 5) ;</text:p>
      <text:p text:style-name="P39"/>
      <text:p text:style-name="P42">Ecrivez un exemple pour une pile et un autre pour une file où on ajoute un 6ème élément (6) au tableau et où on enlève ensuite un élement. Donnez le contenu de tableau après.</text:p>
      <text:p text:style-name="P36"/>
      <text:p text:style-name="P52">Note :</text:p>
      <text:p text:style-name="P52">Les piles peuvent être utilisées dans des algorithmes d'évaluation d'expressions mathématiques.<text:line-break/>Les files peuvent être utilisées afin de mémoriser des données en attente de traitement.</text:p>
      <text:p text:style-name="P36"/>
      <text:p text:style-name="P12"/>
      <text:h text:style-name="P55" text:outline-level="2"><text:span text:style-name="T20">4.</text:span>Algorithmes sur les tableaux</text:h>
      <text:h text:style-name="P8" text:outline-level="4">Parcours d'un tableau</text:h>
      <text:p text:style-name="P25">Algorithme AfficheTableau (t : tableau)</text:p>
      <text:p text:style-name="P25">{ Affiche tous les éléments d'un tableau }</text:p>
      <text:p text:style-name="P25">Variable i : entier</text:p>
      <text:p text:style-name="P25">Début</text:p>
      <text:p text:style-name="P25"><text:s text:c="2"/>Pour i ← 1 à taille(t) faire</text:p>
      <text:p text:style-name="P25"><text:s text:c="4"/>Écrire(t[i])</text:p>
      <text:p text:style-name="P25"><text:s text:c="2"/>Fin Pour</text:p>
      <text:p text:style-name="P26">Fin</text:p>
      <text:h text:style-name="P8" text:outline-level="4">Recherche des plus petit et grand éléments d'un tableau</text:h>
      <text:p text:style-name="P25">Algorithme Maximum (t : tableau d'entiers)</text:p>
      <text:p text:style-name="P25">{ Recherche l'élément le plus grand d'un tableau de taille n non nulle }</text:p>
      <text:p text:style-name="P25">Variables i, max : entier</text:p>
      <text:p text:style-name="P25">Début</text:p>
      <text:p text:style-name="P25"><text:s text:c="2"/>max ← t[1]</text:p>
      <text:p text:style-name="P25"><text:s text:c="2"/>Pour i ← 2 à taille(t) faire</text:p>
      <text:p text:style-name="P25"><text:s text:c="4"/>Si (t[i] &gt; max)</text:p>
      <text:p text:style-name="P25"><text:s text:c="4"/>Alors max ← t[i]</text:p>
      <text:p text:style-name="P25"><text:s text:c="4"/>Fin si</text:p>
      <text:p text:style-name="P25"><text:s text:c="2"/>Fin Pour</text:p>
      <text:p text:style-name="P25"><text:s text:c="2"/>Écrire(max)</text:p>
      <text:p text:style-name="P25">Fin</text:p>
      <text:p text:style-name="P26"/>
      <text:p text:style-name="P5">Déroulement du programme sur le tableau </text:p>
      <table:table table:name="Tableau2" table:style-name="Tableau2">
        <table:table-column table:style-name="Tableau2.A"/>
        <table:table-column table:style-name="Tableau2.B" table:number-columns-repeated="3"/>
        <table:table-column table:style-name="Tableau2.E"/>
        <table:table-row>
          <table:table-cell table:style-name="Tableau2.A1" office:value-type="string">
            <text:p text:style-name="P1">4</text:p>
          </table:table-cell>
          <table:table-cell table:style-name="Tableau2.A1" office:value-type="string">
            <text:p text:style-name="P1">2</text:p>
          </table:table-cell>
          <table:table-cell table:style-name="Tableau2.A1" office:value-type="string">
            <text:p text:style-name="P1">5</text:p>
          </table:table-cell>
          <table:table-cell table:style-name="Tableau2.A1" office:value-type="string">
            <text:p text:style-name="P1">1</text:p>
          </table:table-cell>
          <table:table-cell table:style-name="Tableau2.A1" office:value-type="string">
            <text:p text:style-name="P1">3</text:p>
          </table:table-cell>
        </table:table-row>
      </table:table>
      <text:p text:style-name="P5"/>
      <table:table table:name="Tableau3" table:style-name="Tableau3">
        <table:table-column table:style-name="Tableau3.A"/>
        <table:table-column table:style-name="Tableau3.B"/>
        <table:table-row>
          <table:table-cell table:style-name="Tableau3.A1" office:value-type="string">
            <text:p text:style-name="P15">i</text:p>
          </table:table-cell>
          <table:table-cell table:style-name="Tableau3.A1" office:value-type="string">
            <text:p text:style-name="P15">max</text:p>
          </table:table-cell>
        </table:table-row>
        <table:table-row>
          <table:table-cell table:style-name="Tableau3.A1" office:value-type="string">
            <text:p text:style-name="P1">-</text:p>
          </table:table-cell>
          <table:table-cell table:style-name="Tableau3.A1" office:value-type="string">
            <text:p text:style-name="P1">4</text:p>
          </table:table-cell>
        </table:table-row>
        <table:table-row>
          <table:table-cell table:style-name="Tableau3.A1" office:value-type="string">
            <text:p text:style-name="P1">2</text:p>
          </table:table-cell>
          <table:table-cell table:style-name="Tableau3.A1" office:value-type="string">
            <text:p text:style-name="P1">4</text:p>
          </table:table-cell>
        </table:table-row>
        <table:table-row>
          <table:table-cell table:style-name="Tableau3.A1" office:value-type="string">
            <text:p text:style-name="P1">3</text:p>
          </table:table-cell>
          <table:table-cell table:style-name="Tableau3.A1" office:value-type="string">
            <text:p text:style-name="P1">5</text:p>
          </table:table-cell>
        </table:table-row>
        <table:table-row>
          <table:table-cell table:style-name="Tableau3.A1" office:value-type="string">
            <text:p text:style-name="P1">4</text:p>
          </table:table-cell>
          <table:table-cell table:style-name="Tableau3.A1" office:value-type="string">
            <text:p text:style-name="P1">5</text:p>
          </table:table-cell>
        </table:table-row>
        <table:table-row>
          <table:table-cell table:style-name="Tableau3.A1" office:value-type="string">
            <text:p text:style-name="P1">5</text:p>
          </table:table-cell>
          <table:table-cell table:style-name="Tableau3.A1" office:value-type="string">
            <text:p text:style-name="P1">5</text:p>
          </table:table-cell>
        </table:table-row>
      </table:table>
      <text:p text:style-name="P36"/>
      <text:p text:style-name="P28"><text:span text:style-name="T20">4</text:span>.1 Ecrivez l'algorithme pour trouver le petit élément d'un tableau.</text:p>
      <text:p text:style-name="P28"/>
      <text:p text:style-name="P28"><text:span text:style-name="T20">4</text:span>.2 Codez en javascript <text:s/><text:span text:style-name="T20">ou php les deux algorithmes (max et min)</text:span></text:p>
      <text:p text:style-name="P33"/>
      <text:h text:style-name="P11" text:outline-level="4"><text:span text:style-name="T20">4.3. </text:span>Existence d'un élément dans un tableau</text:h>
      <text:p text:style-name="P36">Algorithme général : </text:p>
      <text:p text:style-name="P25">Algorithme Recherche (e : entier ; t : tableau d'entiers)</text:p>
      <text:p text:style-name="P25">{ Indique si l'élément e est présent ou non dans le tableau t }</text:p>
      <text:p text:style-name="P25">Variable i : entier</text:p>
      <text:p text:style-name="P25">Début</text:p>
      <text:p text:style-name="P25"><text:s text:c="2"/>i ← 1;</text:p>
      <text:p text:style-name="P25"><text:s text:c="2"/>Tant que (i ≤ taille(t)) et (t[i] ≠ e) faire</text:p>
      <text:p text:style-name="P25"><text:s text:c="4"/>i ← i+1</text:p>
      <text:p text:style-name="P25"><text:s text:c="2"/>Fin tant que</text:p>
      <text:p text:style-name="P25"><text:s text:c="2"/>Si (i&gt;taille(t))</text:p>
      <text:p text:style-name="P25"><text:s text:c="2"/>Alors Écrire("l'élément recherché n'est pas présent")</text:p>
      <text:p text:style-name="P25"><text:s text:c="2"/>Sinon Écrire("l'élément recherché a été découvert")</text:p>
      <text:p text:style-name="P25"><text:s text:c="2"/>Fin si</text:p>
      <text:p text:style-name="P26">Fin</text:p>
      <text:p text:style-name="P36">Mais si les éléments du tableau sont ordonnés, nous pour vous pouvons tirer parti de cette caractéristique. </text:p>
      <text:p text:style-name="P25">Algorithme RechercheO (e : entier ; t : tableau d'entiers)</text:p>
      <text:p text:style-name="P25">Variable i  : entier</text:p>
      <text:p text:style-name="P25"><text:s text:c="9"/>trouve : booléen</text:p>
      <text:p text:style-name="P25">Début</text:p>
      <text:p text:style-name="P25"><text:s text:c="2"/>i ← 1</text:p>
      <text:p text:style-name="P25"><text:s text:c="2"/>Tant que (i ≤ taille(t)) et (t[i] &lt; e) faire:</text:p>
      <text:p text:style-name="P25"><text:s text:c="4"/>i ← i+1</text:p>
      <text:p text:style-name="P25"><text:s text:c="2"/>Fin TQ</text:p>
      <text:p text:style-name="P25"><text:s text:c="2"/>Si (i ≤ taille(t)) et (t[i]=e) alors</text:p>
      <text:p text:style-name="P25"><text:s text:c="4"/>Écrire('oui')</text:p>
      <text:p text:style-name="P25"><text:s text:c="2"/>Sinon</text:p>
      <text:p text:style-name="P25"><text:s text:c="4"/>Écrire('non')</text:p>
      <text:p text:style-name="P25"><text:s text:c="2"/>Fin si</text:p>
      <text:p text:style-name="P26">Fin</text:p>
      <text:p text:style-name="P36">ou encore mieux avec une recherche dite <text:span text:style-name="Emphasis">dichotomique</text:span> : </text:p>
      <text:p text:style-name="P25">Algorithme RechercheDichotomique</text:p>
      <text:p text:style-name="P25">(e : entier ; t : tableau d'entiers)</text:p>
      <text:p text:style-name="P25">Variable g,d,m  : entier</text:p>
      <text:p text:style-name="P25"><text:s text:c="9"/>trouve : booléen</text:p>
      <text:p text:style-name="P25">Début</text:p>
      <text:p text:style-name="P25"><text:s text:c="2"/>g ← 1</text:p>
      <text:p text:style-name="P25"><text:s text:c="2"/>d ← taille(t)</text:p>
      <text:p text:style-name="P25"><text:s text:c="2"/>trouve ← faux</text:p>
      <text:p text:style-name="P25"><text:s text:c="2"/>Tant que (g ≤ d) et NON(trouve) Faire</text:p>
      <text:p text:style-name="P25"><text:s text:c="4"/>m = (g+d) div 2</text:p>
      <text:p text:style-name="P25"><text:s text:c="4"/>Si t[m] = e</text:p>
      <text:p text:style-name="P25"><text:s text:c="4"/>Alors trouve ← vrai</text:p>
      <text:p text:style-name="P25"><text:s text:c="4"/>Sinon Si e &lt; t[m]</text:p>
      <text:p text:style-name="P25"><text:s text:c="10"/>Alors d ← m-1</text:p>
      <text:p text:style-name="P25"><text:s text:c="10"/>Sinon g ← m+1</text:p>
      <text:p text:style-name="P25"><text:s text:c="10"/>Fin si</text:p>
      <text:p text:style-name="P25"><text:s text:c="4"/>Fin si</text:p>
      <text:p text:style-name="P25"><text:s text:c="2"/>Fin Tant que</text:p>
      <text:p text:style-name="P25"><text:s text:c="2"/>Si trouve</text:p>
      <text:p text:style-name="P25"><text:s text:c="2"/>Alors Écrire('Trouvé !')</text:p>
      <text:p text:style-name="P25"><text:s text:c="2"/>Sinon Écrire('Pas trouvé...')</text:p>
      <text:p text:style-name="P25"><text:s text:c="2"/>Fin si</text:p>
      <text:p text:style-name="P25"><text:s text:c="2"/>Écrire(m)</text:p>
      <text:p text:style-name="P26">Fin</text:p>
      <text:p text:style-name="P33"><text:soft-page-break/></text:p>
      <text:p text:style-name="P33"/>
      <text:p text:style-name="P30"><text:span text:style-name="T20">4.</text:span>3.1 : <text:s/>Écrivez les trois algorithme<text:span text:style-name="T26">s</text:span> en javascript <text:span text:style-name="T20">ou php.</text:span></text:p>
      <text:p text:style-name="P30"/>
      <text:p text:style-name="P30"/>
      <text:p text:style-name="P30"><text:span text:style-name="T20">4.</text:span>3.2 :</text:p>
      <text:p text:style-name="P30"/>
      <text:p text:style-name="P43">Pour continuer à bénéficier de ces algorithmes, il faut être capable d'insérer un nouvel élément directement à sa place (ici <text:span text:style-name="T21">n</text:span> indique le numéro de la dernière case): </text:p>
      <text:p text:style-name="P25">Algorithme Insertion (t : tableau d'entiers ; n,e : entier)</text:p>
      <text:p text:style-name="P25">Variable i : entier</text:p>
      <text:p text:style-name="P25">Début</text:p>
      <text:p text:style-name="P25"><text:s text:c="2"/>i ← n</text:p>
      <text:p text:style-name="P25"><text:s text:c="2"/>Tant que (i&gt;0) et (t[i]&gt;e) faire :</text:p>
      <text:p text:style-name="P25"><text:s text:c="4"/>t[i+1] ← t[i]</text:p>
      <text:p text:style-name="P25"><text:s text:c="4"/>i ← i-1</text:p>
      <text:p text:style-name="P25"><text:s text:c="2"/>Fin TQ</text:p>
      <text:p text:style-name="P25"><text:s text:c="2"/>t[i+1] ← e</text:p>
      <text:p text:style-name="P26">Fin</text:p>
      <text:p text:style-name="P34"/>
      <text:p text:style-name="P30">Écrivez et testez cet algorithme.</text:p>
      <text:p text:style-name="P30"/>
      <text:p text:style-name="P34"/>
      <text:p text:style-name="P34"/>
      <text:h text:style-name="P10" text:outline-level="4"/>
      <text:h text:style-name="P9" text:outline-level="4"><text:span text:style-name="T20">4 .</text:span>4 Algorithme de tris de tableaux :</text:h>
      <text:h text:style-name="P6" text:outline-level="4"/>
      <text:h text:style-name="P7" text:outline-level="4">Tri extraction</text:h>
      <text:p text:style-name="P36">Aussi nommé <text:span text:style-name="Emphasis">tri sélection</text:span>, il utilise l'algorithme <text:span text:style-name="Emphasis">PositionMinimum</text:span> </text:p>
      <text:list xml:id="list4703389435837371491" text:style-name="L1">
        <text:list-item>
          <text:p text:style-name="P53">Extraire l'élément le plus petit du tableau à trier. </text:p>
        </text:list-item>
        <text:list-item>
          <text:p text:style-name="P53">Échanger cette valeur minimale avec la première case du tableau à trier. </text:p>
        </text:list-item>
        <text:list-item>
          <text:p text:style-name="P46">Trier le reste du tableau (le tableau initial sans la première case) de la même manière. </text:p>
        </text:list-item>
      </text:list>
      <text:p text:style-name="P25">Algorithme TriExtraction (t : tableau d'entiers)</text:p>
      <text:p text:style-name="P25">{ Trie par ordre croissant le tableau t }</text:p>
      <text:p text:style-name="P25">Variables i,imin : entier</text:p>
      <text:p text:style-name="P25">Début</text:p>
      <text:p text:style-name="P25"><text:s text:c="2"/>Pour i ← 1 à taille(t)-1 faire</text:p>
      <text:p text:style-name="P25"><text:s text:c="4"/>imin ← PositionMinimum(t,i,taille(t))</text:p>
      <text:p text:style-name="P25"><text:s text:c="4"/>Échange(t,i,imin)</text:p>
      <text:p text:style-name="P25"><text:s text:c="2"/>Fin Pour</text:p>
      <text:p text:style-name="P26">Fin</text:p>
      <text:h text:style-name="P8" text:outline-level="4">Tri à bulles</text:h>
      <text:p text:style-name="P25">Algorithme TriBulles (t : tableau d'entiers)</text:p>
      <text:p text:style-name="P25">{ Trie par ordre croissant le tableau t contenant n éléments }</text:p>
      <text:p text:style-name="P25">Variables i,j : entier</text:p>
      <text:p text:style-name="P25">Début</text:p>
      <text:p text:style-name="P25"><text:s text:c="2"/>Pour i ← 1 à taille(t)-1 faire</text:p>
      <text:p text:style-name="P25"><text:s text:c="4"/>Pour j ← 1 à taille(t)-i faire</text:p>
      <text:p text:style-name="P25"><text:s text:c="6"/>Si t[j] &gt; t[j+1]</text:p>
      <text:p text:style-name="P25"><text:s text:c="6"/>Alors Échange(t,j,j+1)</text:p>
      <text:p text:style-name="P25"><text:s text:c="6"/>Fin Si</text:p>
      <text:p text:style-name="P25"><text:s text:c="4"/>Fin Pour</text:p>
      <text:p text:style-name="P25"><text:s text:c="2"/>Fin Pour</text:p>
      <text:p text:style-name="P26">Fin</text:p>
      <text:p text:style-name="P34"/>
      <text:p text:style-name="P34"/>
      <text:p text:style-name="P34">Soit le tableau : 2, 4, 3, 6, 5, 1.</text:p>
      <text:p text:style-name="P34"/>
      <text:p text:style-name="P30">-Écrivez le déroulé de ces deux algo pour trier ce tableau, en donnant l'état du tableau à chaque itérations.</text:p>
      <text:p text:style-name="P20">-Codez ces deux algorithmes et testez les avec ce tableau.</text:p>
      <text:p text:style-name="P20"/>
      <text:p text:style-name="P47"/>
      <text:p text:style-name="P47"/>
      <text:p text:style-name="P47"/>
      <text:p text:style-name="P47"/>
      <text:p text:style-name="P47"/>
      <text:p text:style-name="P45"><text:soft-page-break/><text:span text:style-name="T6">4.5</text:span><text:span text:style-name="T5">.</text:span><text:span text:style-name="T6">Tris rapide</text:span></text:p>
      <text:p text:style-name="P41"><text:span text:style-name="T27">4.5.1 </text:span>Principe du tri rapide</text:p>
      <text:list xml:id="list6281547397235546954" text:style-name="L2">
        <text:list-item>
          <text:p text:style-name="P54">Choisir un élément du tableau, élément que l'on nomme ensuite <text:span text:style-name="Emphasis">pivot</text:span>. </text:p>
        </text:list-item>
        <text:list-item>
          <text:p text:style-name="P54">Placer le pivot à sa position finale dans le tableau : les éléments plus petits que lui sont à sa gauche, les plus grands à sa droite. </text:p>
        </text:list-item>
        <text:list-item>
          <text:p text:style-name="P48">Trier, toujours à l'aide de cet algorithme, les sous-tableaux à gauche et à droite du tableau. </text:p>
        </text:list-item>
      </text:list>
      <text:p text:style-name="P36">Pour que cette méthode soit la plus efficace possible, il faut que le pivot coupe le tableau en deux sous-tableaux de tailles comparables. </text:p>
      <text:p text:style-name="P36">Ainsi, si l'on choisit à chaque le plus petit élément du tableau comme pivot, on se retrouve dans le cas de l'algorithme de tri par extraction : la taille du tableau de diminue que d'un à chaque alors que le but est de diviser cette taille par deux. </text:p>
      <text:p text:style-name="P36">Cependant, bien choisir le pivot peut être coûteux en terme de complexité. </text:p>
      <text:p text:style-name="P36">Aussi on suppose que le tableau arrive dans un ordre aléatoire et on se contente de prendre le premier élément comme pivot. </text:p>
      <text:p text:style-name="P25">Algorithme Placer (t,d,f):</text:p>
      <text:p text:style-name="P25">Variables l,r : entiers</text:p>
      <text:p text:style-name="P25">Début</text:p>
      <text:p text:style-name="P25"><text:s text:c="2"/>l ← d+1</text:p>
      <text:p text:style-name="P25"><text:s text:c="2"/>r ← f</text:p>
      <text:p text:style-name="P25"><text:s text:c="2"/>Tant que l ≤ r:</text:p>
      <text:p text:style-name="P25"><text:s text:c="8"/>Tant que t[r]&gt;t[d]</text:p>
      <text:p text:style-name="P25"><text:s text:c="16"/>r ← r-1</text:p>
      <text:p text:style-name="P25"><text:s text:c="8"/>Fin TQ</text:p>
      <text:p text:style-name="P25"><text:s text:c="8"/>Tant que l ≤ f et t[l] ≤ t[d]</text:p>
      <text:p text:style-name="P25"><text:s text:c="16"/>l ← l+1</text:p>
      <text:p text:style-name="P25"><text:s text:c="8"/>Fin TQ</text:p>
      <text:p text:style-name="P25"><text:s text:c="8"/>Si l&lt;r:</text:p>
      <text:p text:style-name="P25"><text:s text:c="16"/>Échange(t,l,r)</text:p>
      <text:p text:style-name="P25"><text:s text:c="16"/>r ← r-1</text:p>
      <text:p text:style-name="P25"><text:s text:c="16"/>l ← l+1</text:p>
      <text:p text:style-name="P25"><text:s text:c="8"/>Fin si</text:p>
      <text:p text:style-name="P25"><text:s text:c="2"/>Fin TQ</text:p>
      <text:p text:style-name="P25"><text:s text:c="2"/>Échange(t,d,r)</text:p>
      <text:p text:style-name="P25"><text:s text:c="2"/>Renvoyer r</text:p>
      <text:p text:style-name="P25">Fin</text:p>
      <text:p text:style-name="P25"/>
      <text:p text:style-name="P25">Algorithme TriRapideBoucle (t,d,f)</text:p>
      <text:p text:style-name="P25">Variable k : entier</text:p>
      <text:p text:style-name="P25">Début</text:p>
      <text:p text:style-name="P25"><text:s text:c="2"/>Si d&lt;f alors</text:p>
      <text:p text:style-name="P25"><text:s text:c="8"/>k ← Placer(t,d,f)</text:p>
      <text:p text:style-name="P25"><text:s text:c="8"/>TriRapideBoucle(t,d,k-1)</text:p>
      <text:p text:style-name="P25"><text:s text:c="8"/>TriRapideBoucle(t,k+1,f)</text:p>
      <text:p text:style-name="P25"><text:s text:c="2"/>Fin si</text:p>
      <text:p text:style-name="P25">Fin</text:p>
      <text:p text:style-name="P25"/>
      <text:p text:style-name="P25">Algorithme TriRapide (t,n)</text:p>
      <text:p text:style-name="P25">Début</text:p>
      <text:p text:style-name="P25"><text:s text:c="2"/>TriRapideBoucle(t,1,n)</text:p>
      <text:p text:style-name="P26">Fin</text:p>
      <text:p text:style-name="P40">Codez cet algorithme en javascript. Testez le.</text:p>
      <text:p text:style-name="P44"><text:soft-page-break/></text:p>
      <text:p text:style-name="P13"/>
      <text:p text:style-name="P40"><text:span text:style-name="T20">4.5</text:span>.2 Dérouler les algorithmes de tri bulles et de recherche dichotomique pour les appels suivants :</text:p>
      <text:p text:style-name="P44"/>
      <text:p text:style-name="P44">Variable notes : tableau d'entiers</text:p>
      <text:p text:style-name="P44"><text:s text:c="8"/>_____________________________________</text:p>
      <text:p text:style-name="P44">notes ← | 5 | 17 | 4 | 20 | 9 | 12 | 15 | 8 |</text:p>
      <text:p text:style-name="P44"><text:s text:c="8"/>ˉˉˉˉˉˉˉˉˉˉˉˉˉˉˉˉˉˉˉˉˉˉˉˉˉˉˉˉˉˉˉˉˉˉˉˉˉ</text:p>
      <text:p text:style-name="P44">TriBulles(notes)</text:p>
      <text:p text:style-name="P44">RechercheDichotomique(15,notes)</text:p>
      <text:p text:style-name="P44">RechercheDichotomique(0,notes)</text:p>
      <text:p text:style-name="P50"/>
      <text:p text:style-name="P13"><text:span text:style-name="T17">4.5</text:span><text:span text:style-name="T15">.3 Algorithme « Mystère » sur les tableaux</text:span></text:p>
      <text:p text:style-name="P44">Considérer l'algorithme suivant :</text:p>
      <text:p text:style-name="P44">Algorithme Mystere (t : tableau d'entiers);</text:p>
      <text:p text:style-name="P44">Variables i, j, jn, jx, sst, bst : entiers;</text:p>
      <text:p text:style-name="P44">Début</text:p>
      <text:p text:style-name="P44"><text:s text:c="3"/>n ← taille(t)</text:p>
      <text:p text:style-name="P44"><text:s text:c="3"/>Pour i←1 à n/2 faire :</text:p>
      <text:p text:style-name="P44"><text:s text:c="6"/>jn <text:s text:c="6"/>← i;</text:p>
      <text:p text:style-name="P44"><text:s text:c="6"/>jx <text:s text:c="6"/>← i;</text:p>
      <text:p text:style-name="P44"><text:s text:c="6"/>Pour j←i+1 à n-i+1 faire :</text:p>
      <text:p text:style-name="P44"><text:s text:c="9"/>Si (t[j]&lt;t[jn]) Alors</text:p>
      <text:p text:style-name="P44"><text:s text:c="12"/>jn ← j;</text:p>
      <text:p text:style-name="P44"><text:s text:c="9"/>Fin si</text:p>
      <text:p text:style-name="P44"><text:s text:c="9"/>Si (t[j]&gt;t[jx]) Alors</text:p>
      <text:p text:style-name="P44"><text:s text:c="13"/>jx ← j;</text:p>
      <text:p text:style-name="P44"><text:s text:c="9"/>Fin si</text:p>
      <text:p text:style-name="P44"><text:s text:c="6"/>Fin pour</text:p>
      <text:p text:style-name="P44"><text:s text:c="6"/>sst <text:s text:c="5"/>← t[jn];</text:p>
      <text:p text:style-name="P44"><text:s text:c="6"/>t[jn] <text:s text:c="3"/>← t[i];</text:p>
      <text:p text:style-name="P44"><text:s text:c="6"/>Si (jx=i) Alors</text:p>
      <text:p text:style-name="P44"><text:s text:c="9"/>jx ← jn;</text:p>
      <text:p text:style-name="P44"><text:s text:c="6"/>Fin si</text:p>
      <text:p text:style-name="P44"><text:s text:c="6"/>bst <text:s text:c="5"/>← t[jx];</text:p>
      <text:p text:style-name="P44"><text:s text:c="6"/>t[jx] <text:s text:c="3"/>← t[n-i+1];</text:p>
      <text:p text:style-name="P44"><text:s text:c="6"/>t[i] <text:s text:c="4"/>← sst;</text:p>
      <text:p text:style-name="P44"><text:s text:c="6"/>t[n-i+1] ← bst;</text:p>
      <text:p text:style-name="P44"><text:s text:c="3"/>Fin pour</text:p>
      <text:p text:style-name="P44">Fin</text:p>
      <text:p text:style-name="P44"/>
      <text:p text:style-name="P13"/>
      <text:p text:style-name="P44"><text:s text:c="4"/>Sachant que la numérotation des cases des tableaux commence à 1, détailler, à travers un tableau donnant les valeurs des variables à chaque étape, l'exécution de cet algorithme pour l'appel suivant :</text:p>
      <text:p text:style-name="P44"/>
      <text:p text:style-name="P44"><text:s text:c="4"/>Variable notes : tableau d'entiers</text:p>
      <text:p text:style-name="P44"><text:s text:c="12"/>_____________________________________</text:p>
      <text:p text:style-name="P44"><text:s text:c="4"/>notes ← | 5 | 17 | 4 | 20 | 9 | 12 | 15 | 8 |</text:p>
      <text:p text:style-name="P44"><text:s text:c="12"/>ˉˉˉˉˉˉˉˉˉˉˉˉˉˉˉˉˉˉˉˉˉˉˉˉˉˉˉˉˉˉˉˉˉˉˉˉˉ</text:p>
      <text:p text:style-name="P44"><text:s text:c="4"/>Mystere(notes)</text:p>
      <text:p text:style-name="P40"/>
      <text:p text:style-name="P40">Expliquer l'utilité de cet algorithme en explicitant le rôle de chaque partie. En particulier, donner le rôle de chacune des variables.</text:p>
      <text:p text:style-name="P21"/>
      <text:p text:style-name="P14"><text:span text:style-name="T20">5 Application des t</text:span>ableaux JavaScript</text:p>
      <text:p text:style-name="P44"/>
      <text:p text:style-name="P40"><text:span text:style-name="T20">5</text:span>.1</text:p>
      <text:p text:style-name="P44">Définir en JavaScript un tableau contenant des notes d'étudiants comprises entre 0 et 20.</text:p>
      <text:p text:style-name="P44">Implémenter en JavaScript les fonctions qui permettent d'afficher un tel tableau, de savoir combien d'étudiants ont eu 10 plus, de calculer la moyenne des notes, de connaître la note maximale, de rechercher une note particulière, etc.</text:p>
      <text:p text:style-name="P44"/>
      <text:p text:style-name="P44">Définir un tableau JavaScript contenant un prénom dans chaque case.</text:p>
      <text:p text:style-name="P44"><text:s text:c="4"/></text:p>
      <text:p text:style-name="P44">Écrire une procédure qui parcourt un tel tableau et affiche son contenu sous forme d'une liste HTML.</text:p>
      <text:p text:style-name="P44"><text:s text:c="3"/></text:p>
      <text:p text:style-name="P44">Proposer une autre procédure qui cette fois affiche le contenu du tableau en le parcourant de la dernière à la première case.</text:p>
      <text:p text:style-name="P44">Définir un tableau JavaScript avec dans chaque case un chemin menant à une image.</text:p>
      <text:p text:style-name="P44"/>
      <text:p text:style-name="P44">Écrire une procédure JavaScript qui prend en entrée un tel tableau et produit l'affichage des images dans un tableau HTML. La procédure utilisera un second paramètre indiquant si l'affichage doit être horizontal ou vertical.</text:p>
      <text:p text:style-name="P44"/>
      <text:p text:style-name="P40"><text:span text:style-name="T20">5</text:span>.2 <text:s/>Conjugaison automatique</text:p>
      <text:p text:style-name="P44">Définir une variable contenant un verbe, soit du premier groupe, soit du deuxième groupe.</text:p>
      <text:p text:style-name="P44">Définir un tableau à six cases contenant les pronoms personnels.</text:p>
      <text:p text:style-name="P44">Définir un tableau contenant les marques de conjugaison au présent de l'indicatif pour les verbes du premier groupe, et un autre pour les terminaisons des verbes du deuxième groupe.</text:p>
      <text:p text:style-name="P44">Écrire un test qui décide si le verbe défini appartient au premier ou au deuxième groupe.</text:p>
      <text:p text:style-name="P44">Produire l'affichage des formes conjuguées de ce verbe au présent de l'indicatif, chaque forme étant précédée du ou des pronom(s) personnel(s) adéquat(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47:44.673247065</meta:creation-date>
    <dc:date>2017-01-23T13:41:40.812133775</dc:date>
    <meta:editing-duration>PT15M56S</meta:editing-duration>
    <meta:editing-cycles>2</meta:editing-cycles>
    <meta:generator>LibreOffice/4.4.6.3$Linux_x86 LibreOffice_project/40m0$Build-3</meta:generator>
    <meta:document-statistic meta:table-count="3" meta:image-count="0" meta:object-count="0" meta:page-count="13" meta:paragraph-count="314" meta:word-count="1841" meta:character-count="10973" meta:non-whitespace-character-count="8717"/>
  </office:meta>
</office:document-meta>
</file>